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las Balancing Control with a Simple Limit Cycle: </text:p>
      <text:p text:style-name="P3">Wyatt Newman </text:p>
      <text:p text:style-name="P3">November, 2014</text:p>
      <text:p text:style-name="Standard">These notes describe a relatively simple approach to active balancing for Atlas standing on one foot. <text:s/>The code referenced in this document is in the repository under: …/Octave/balancing/one_DOF_switching_balancer.m (a simple simulation written in Octave/Matlab), and …/catkin/src/examples/example_ankle_balancer/src/example_ankle_balancer.cpp. <text:s/>See, also, example_ankle_balancer/ankle_balance_analysis.m for interpretation of ros-bagged data.</text:p>
      <text:p text:style-name="Standard"/>
      <text:p text:style-name="P2">Theory of Operation: </text:p>
      <text:p text:style-name="Standard">The present example concerns Atlas attempting to balance on one foot (specifically, his right foot). <text:s/>We have seen that, in drcsim, it is possible to run a “play_file” that results in Atlas balancing on one foot, simpling using a pre-tuned pose to approximately place his center of mass over the right foot, plus a simple P-D position controller to keep the right angle approximately frozen. <text:s/>On physical Atlas, however, a simple playfile does not work. <text:s/>Although poses can be designed such that his center of mass is approximately located over one foot, there is enough compliance in the rubber sole of his foot that the destabilizing influence of gravity overcomes the stabilizing force of attempting to hold the foot fixed. <text:s/>Active feedback is required to achieve more robust balance.</text:p>
      <text:p text:style-name="Standard"/>
      <text:p text:style-name="Standard">The first (and simplest) approach to balancing is to merely control the commanded angle of the right ankle “roll” (joint 15) such that ankle torques are deliberately generated to produce restoration of balance. <text:s/>This is equivalent to control of a 1-DOF inverted pendulum. <text:s/>Due to the influence of gravity, a destabilizing torque is produced, approximately proportional to the tilt angle (relative to the angle corresponding to unstable equilibrium). <text:s/>The ankle can exert a restoring force to attempt to overcome gravity and drive the “pendulum” back towards vertical. <text:s/>The dynamics of this system may be approximated as:</text:p>
      <text:p text:style-name="Standard"><draw:frame draw:style-name="fr1" draw:name="Object1" text:anchor-type="as-char" svg:y="-0.386cm" svg:width="3.029cm" svg:height="0.542cm" draw:z-index="0"><draw:object xlink:href="./Object 1" xlink:type="simple" xlink:show="embed" xlink:actuate="onLoad"/><draw:image xlink:href="./ObjectReplacements/Object 1" xlink:type="simple" xlink:show="embed" xlink:actuate="onLoad"/></draw:frame></text:p>
      <text:p text:style-name="Standard">where H is the rotational inertia of the system about the ankle, Kg is the approximate constant relating tilt angle <draw:frame draw:style-name="fr1" draw:name="Object2" text:anchor-type="as-char" svg:y="-0.305cm" svg:width="0.423cm" svg:height="0.332cm" draw:z-index="1"><draw:object xlink:href="./Object 2" xlink:type="simple" xlink:show="embed" xlink:actuate="onLoad"/><draw:image xlink:href="./ObjectReplacements/Object 2" xlink:type="simple" xlink:show="embed" xlink:actuate="onLoad"/><svg:desc>formula</svg:desc></draw:frame>to gravity torque, and <draw:frame draw:style-name="fr1" draw:name="Object3" text:anchor-type="as-char" svg:y="-0.222cm" svg:width="0.991cm" svg:height="0.376cm" draw:z-index="2"><draw:object xlink:href="./Object 3" xlink:type="simple" xlink:show="embed" xlink:actuate="onLoad"/><draw:image xlink:href="./ObjectReplacements/Object 3" xlink:type="simple" xlink:show="embed" xlink:actuate="onLoad"/><svg:desc>formula</svg:desc></draw:frame>is the torque exerted by the ankle on the body via reaction forces with the ground.</text:p>
      <text:p text:style-name="Standard"/>
      <text:p text:style-name="Standard">Roughly speaking, if Atlas is leaning too far to his right, gravity will tend to cause him to accelerate (rotationally) to fall towards his right. <text:s/>In this case, <text:s/>the right ankle should rotate positive, causing contact with the ground to shift towards the outer (right) edge of his foot. <text:s/>With all of Atlas's weight being supported by the outer edge of his foot, there is a torque about the ankle that attempts to restore him to upright, opposing gravity. <text:s/>Note, though, that this ankle torque is limited. <text:s/>At most, the torque can reach <draw:frame draw:style-name="fr1" draw:name="Object4" text:anchor-type="as-char" svg:y="-0.386cm" svg:width="3.891cm" svg:height="0.54cm" draw:z-index="3"><draw:object xlink:href="./Object 4" xlink:type="simple" xlink:show="embed" xlink:actuate="onLoad"/><draw:image xlink:href="./ObjectReplacements/Object 4" xlink:type="simple" xlink:show="embed" xlink:actuate="onLoad"/></draw:frame>, where <draw:frame draw:style-name="fr1" draw:name="Object5" text:anchor-type="as-char" svg:y="-0.377cm" svg:width="0.933cm" svg:height="0.533cm" draw:z-index="4"><draw:object xlink:href="./Object 5" xlink:type="simple" xlink:show="embed" xlink:actuate="onLoad"/><draw:image xlink:href="./ObjectReplacements/Object 5" xlink:type="simple" xlink:show="embed" xlink:actuate="onLoad"/><svg:desc>formula</svg:desc></draw:frame>is the width of his foot. <text:s/>If his full weight, mg, is supported on the edge of his foot, then the maximum torque achieved is his body weight (mg) times half the width of his foot (moment arm relative to the ankle). <text:s/>If Atlas tips far enough that the gravity torque exceeds this maximum ankle torque, then he will fall over (assuming an angular velocity of zero).</text:p>
      <text:p text:style-name="Standard"/>
      <text:p text:style-name="Standard">...to be continu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16T13:48:25</meta:creation-date>
    <dc:date>2014-11-18T17:45:46</dc:date>
    <dc:creator>Wyatt Newman</dc:creator>
    <meta:editing-duration>PT51M59S</meta:editing-duration>
    <meta:editing-cycles>12</meta:editing-cycles>
    <meta:generator>LibreOffice/3.5$Linux_X86_64 LibreOffice_project/350m1$Build-2</meta:generator>
    <meta:document-statistic meta:table-count="0" meta:image-count="0" meta:object-count="5" meta:page-count="1" meta:paragraph-count="11" meta:word-count="489" meta:character-count="3104" meta:non-whitespace-character-count="2600"/>
  </office:meta>
</office:document-meta>
</file>

<file path=Object 1/content.xml><?xml version="1.0" encoding="utf-8"?>
<math xmlns="http://www.w3.org/1998/Math/MathML">
  <semantics>
    <mrow>
      <mi>H</mi>
      <mrow>
        <mover accent="true">
          <mo stretchy="false">θ</mo>
          <mo stretchy="false">¨</mo>
        </mover>
        <mo stretchy="false">=</mo>
        <msub>
          <mi>K</mi>
          <mrow>
            <mi>g</mi>
          </mrow>
        </msub>
      </mrow>
      <mrow>
        <mo stretchy="false">θ</mo>
        <mo stretchy="false">+</mo>
        <msub>
          <mo stretchy="false">τ</mo>
          <mrow>
            <mi mathvariant="italic">ankle</mi>
          </mrow>
        </msub>
      </mrow>
    </mrow>
    <annotation encoding="StarMath 5.0">H ddot %theta = K sub{g} %theta + %tau sub {ankle}
</annotation>
  </semantics>
</math>
</file>

<file path=Object 2/content.xml><?xml version="1.0" encoding="utf-8"?>
<math xmlns="http://www.w3.org/1998/Math/MathML">
  <semantics>
    <mrow>
      <mo stretchy="false">θ</mo>
    </mrow>
    <annotation encoding="StarMath 5.0">%theta 
</annotation>
  </semantics>
</math>
</file>

<file path=Object 3/content.xml><?xml version="1.0" encoding="utf-8"?>
<math xmlns="http://www.w3.org/1998/Math/MathML">
  <semantics>
    <mrow>
      <msub>
        <mo stretchy="false">τ</mo>
        <mrow>
          <mi mathvariant="italic">ankle</mi>
        </mrow>
      </msub>
    </mrow>
    <annotation encoding="StarMath 5.0">%tau sub {ankle}
</annotation>
  </semantics>
</math>
</file>

<file path=Object 4/content.xml><?xml version="1.0" encoding="utf-8"?>
<math xmlns="http://www.w3.org/1998/Math/MathML">
  <semantics>
    <mrow>
      <mrow>
        <msub>
          <mo stretchy="false">τ</mo>
          <mrow>
            <mi mathvariant="italic">ankle</mi>
            <mi>,</mi>
            <mi mathvariant="italic">max</mi>
          </mrow>
        </msub>
        <mo stretchy="false">=</mo>
        <mrow>
          <mo stretchy="false">(</mo>
          <mrow>
            <msub>
              <mi>w</mi>
              <mrow>
                <mi mathvariant="italic">foot</mi>
              </mrow>
            </msub>
          </mrow>
          <mo stretchy="false">)</mo>
        </mrow>
      </mrow>
      <mrow>
        <mi mathvariant="italic">mg</mi>
        <mo stretchy="false">/</mo>
        <mn>2</mn>
      </mrow>
    </mrow>
    <annotation encoding="StarMath 5.0">%tau sub {ankle,max} = (w sub{foot})mg/2
</annotation>
  </semantics>
</math>
</file>

<file path=Object 5/content.xml><?xml version="1.0" encoding="utf-8"?>
<math xmlns="http://www.w3.org/1998/Math/MathML">
  <semantics>
    <mrow>
      <msub>
        <mi>w</mi>
        <mrow>
          <mi mathvariant="italic">foot</mi>
        </mrow>
      </msub>
    </mrow>
    <annotation encoding="StarMath 5.0">w sub{foot}
</annotation>
  </semantics>
</math>
</file>